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1000001381978D6BD3BFC05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145" officeooo:paragraph-rsid="0007f145"/>
    </style:style>
    <style:style style:name="P2" style:family="paragraph" style:parent-style-name="Standard">
      <style:text-properties officeooo:rsid="0007f145" officeooo:paragraph-rsid="000a8c34"/>
    </style:style>
    <style:style style:name="P3" style:family="paragraph" style:parent-style-name="Standard">
      <style:text-properties officeooo:rsid="0009ce30" officeooo:paragraph-rsid="0009ce30"/>
    </style:style>
    <style:style style:name="T1" style:family="text">
      <style:text-properties officeooo:rsid="000a8c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17.59cm" svg:height="5.438cm" draw:z-index="0"><draw:image xlink:href="Pictures/10000201000003F1000001381978D6BD3BFC05AE.png" xlink:type="simple" xlink:show="embed" xlink:actuate="onLoad"/></draw:frame><text:span text:style-name="T1"><text:tab/><text:tab/></text:span><text:a xlink:type="simple" xlink:href="https://css-tricks.com/snippets/css/a-guide-to-flexbox/#article-header-id-3" text:style-name="Internet_20_link" text:visited-style-name="Visited_20_Internet_20_Link"><text:span text:style-name="T1">flex-direction property</text:span></text:a><text:span text:style-name="T1"><text:tab/><text:tab/><text:tab/><text:tab/><text:tab/></text:span><text:a xlink:type="simple" xlink:href="https://css-tricks.com/snippets/css/a-guide-to-flexbox/#article-header-id-9" text:style-name="Internet_20_link" text:visited-style-name="Visited_20_Internet_20_Link"><text:span text:style-name="T1">order property</text:span></text:a></text:p>
      <text:p text:style-name="P2"/>
      <text:p text:style-name="P2"/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22:53:01.517988634</meta:creation-date>
    <dc:date>2017-11-07T22:56:40.395389816</dc:date>
    <meta:editing-duration>PT3M36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1" meta:paragraph-count="1" meta:word-count="4" meta:character-count="44" meta:non-whitespace-character-count="35"/>
  </office:meta>
</office:document-meta>
</file>